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12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3.828cm"/>
    </style:style>
    <style:style style:name="co8" style:family="table-column">
      <style:table-column-properties fo:break-before="auto" style:column-width="3.4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_thresh(s_avg)" table:style-name="ta1">
        <table:shapes>
          <draw:frame draw:z-index="0" draw:style-name="gr1" draw:text-style-name="P1" svg:width="15.986cm" svg:height="8.988cm" svg:x="16.808cm" svg:y="0.817cm">
            <draw:object draw:notify-on-update-of-ranges="'s_thresh(s_avg)'.B2:'s_thresh(s_avg)'.B15 's_thresh(s_avg)'.C2:'s_thresh(s_avg)'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mg</text:p>
          </table:table-cell>
          <table:table-cell office:value-type="string" calcext:value-type="string">
            <text:p>s_avg</text:p>
          </table:table-cell>
          <table:table-cell office:value-type="string" calcext:value-type="string">
            <text:p>s_thresh_val</text:p>
          </table:table-cell>
          <table:table-cell office:value-type="string" calcext:value-type="string">
            <text:p>s_thresh</text:p>
          </table:table-cell>
        </table:table-row>
        <table:table-row table:style-name="ro1">
          <table:table-cell office:value-type="string" calcext:value-type="string">
            <text:p>img1,jpg</text:p>
          </table:table-cell>
          <table:table-cell office:value-type="float" office:value="0.0208060542843827" calcext:value-type="float">
            <text:p>0,0208060542843827</text:p>
          </table:table-cell>
          <table:table-cell office:value-type="float" office:value="0.000466499478461573" calcext:value-type="float">
            <text:p>0,00046649947846157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img13,jpg</text:p>
          </table:table-cell>
          <table:table-cell office:value-type="float" office:value="0.032680125882102" calcext:value-type="float">
            <text:p>0,032680125882102</text:p>
          </table:table-cell>
          <table:table-cell office:value-type="float" office:value="0.0030341100338967" calcext:value-type="float">
            <text:p>0,003034110033896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img0,jpg</text:p>
          </table:table-cell>
          <table:table-cell office:value-type="float" office:value="0.0368474174971583" calcext:value-type="float">
            <text:p>0,0368474174971583</text:p>
          </table:table-cell>
          <table:table-cell office:value-type="float" office:value="0.00495543722457784" calcext:value-type="float">
            <text:p>0,0049554372245778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img6,jpg</text:p>
          </table:table-cell>
          <table:table-cell office:value-type="float" office:value="0.0411871385416722" calcext:value-type="float">
            <text:p>0,0411871385416722</text:p>
          </table:table-cell>
          <table:table-cell office:value-type="float" office:value="0.00275108118984481" calcext:value-type="float">
            <text:p>0,0027510811898448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img5,jpg</text:p>
          </table:table-cell>
          <table:table-cell office:value-type="float" office:value="0.0441079744394876" calcext:value-type="float">
            <text:p>0,0441079744394876</text:p>
          </table:table-cell>
          <table:table-cell office:value-type="float" office:value="0.0199636220951076" calcext:value-type="float">
            <text:p>0,01996362209510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mg12,jpg</text:p>
          </table:table-cell>
          <table:table-cell office:value-type="float" office:value="0.0483109960464857" calcext:value-type="float">
            <text:p>0,0483109960464857</text:p>
          </table:table-cell>
          <table:table-cell office:value-type="float" office:value="0.00575815541144994" calcext:value-type="float">
            <text:p>0,005758155411449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mg11,jpg</text:p>
          </table:table-cell>
          <table:table-cell office:value-type="float" office:value="0.0688431126045681" calcext:value-type="float">
            <text:p>0,0688431126045681</text:p>
          </table:table-cell>
          <table:table-cell office:value-type="float" office:value="0.832232822633706" calcext:value-type="float">
            <text:p>0,83223282263370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mg8,jpg</text:p>
          </table:table-cell>
          <table:table-cell office:value-type="float" office:value="0.090597742159309" calcext:value-type="float">
            <text:p>0,090597742159309</text:p>
          </table:table-cell>
          <table:table-cell office:value-type="float" office:value="0.610349499513913" calcext:value-type="float">
            <text:p>0,6103494995139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mg7,jpg</text:p>
          </table:table-cell>
          <table:table-cell office:value-type="float" office:value="0.0906406627065157" calcext:value-type="float">
            <text:p>0,0906406627065157</text:p>
          </table:table-cell>
          <table:table-cell office:value-type="float" office:value="0.0369910587216138" calcext:value-type="float">
            <text:p>0,036991058721613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img3,jpg</text:p>
          </table:table-cell>
          <table:table-cell office:value-type="float" office:value="0.0966152209937919" calcext:value-type="float">
            <text:p>0,0966152209937919</text:p>
          </table:table-cell>
          <table:table-cell office:value-type="float" office:value="0.00301336433264904" calcext:value-type="float">
            <text:p>0,0030133643326490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img4,jpg</text:p>
          </table:table-cell>
          <table:table-cell office:value-type="float" office:value="0.106019175052077" calcext:value-type="float">
            <text:p>0,106019175052077</text:p>
          </table:table-cell>
          <table:table-cell office:value-type="float" office:value="0.025743152009445" calcext:value-type="float">
            <text:p>0,02574315200944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img9,jpg</text:p>
          </table:table-cell>
          <table:table-cell office:value-type="float" office:value="0.117023374716959" calcext:value-type="float">
            <text:p>0,117023374716959</text:p>
          </table:table-cell>
          <table:table-cell office:value-type="float" office:value="0.0266101792236388" calcext:value-type="float">
            <text:p>0,02661017922363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mg2,jpg</text:p>
          </table:table-cell>
          <table:table-cell office:value-type="float" office:value="0.117802132626981" calcext:value-type="float">
            <text:p>0,11780213262698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mg10,jpg</text:p>
          </table:table-cell>
          <table:table-cell office:value-type="float" office:value="0.144271609193987" calcext:value-type="float">
            <text:p>0,144271609193987</text:p>
          </table:table-cell>
          <table:table-cell office:value-type="float" office:value="0.0339788493973679" calcext:value-type="float">
            <text:p>0,0339788493973679</text:p>
          </table:table-cell>
          <table:table-cell office:value-type="float" office:value="78" calcext:value-type="float">
            <text:p>78</text:p>
          </table:table-cell>
        </table:table-row>
      </table:table>
      <table:table table:name="s_thresh(s_med)" table:style-name="ta1">
        <table:shapes>
          <draw:frame draw:z-index="0" draw:style-name="gr1" draw:text-style-name="P1" svg:width="15.986cm" svg:height="8.988cm" svg:x="17.935cm" svg:y="0.43cm">
            <draw:object draw:notify-on-update-of-ranges="'s_thresh(s_med)'.B2:'s_thresh(s_med)'.B15 's_thresh(s_med)'.D2:'s_thresh(s_med)'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86cm" svg:height="8.988cm" svg:x="18.183cm" svg:y="9.934cm">
            <draw:object draw:notify-on-update-of-ranges="'s_thresh(s_med)'.B2:'s_thresh(s_med)'.B15 's_thresh(s_med)'.C2:'s_thresh(s_med)'.C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mg</text:p>
          </table:table-cell>
          <table:table-cell office:value-type="string" calcext:value-type="string">
            <text:p>s_med</text:p>
          </table:table-cell>
          <table:table-cell office:value-type="string" calcext:value-type="string">
            <text:p>s_thresh_val</text:p>
          </table:table-cell>
          <table:table-cell office:value-type="string" calcext:value-type="string">
            <text:p>s_thresh_val_org</text:p>
          </table:table-cell>
          <table:table-cell office:value-type="string" calcext:value-type="string">
            <text:p>s_thresh</text:p>
          </table:table-cell>
        </table:table-row>
        <table:table-row table:style-name="ro1">
          <table:table-cell office:value-type="string" calcext:value-type="string">
            <text:p>img0,jpg</text:p>
          </table:table-cell>
          <table:table-cell table:style-name="ce1" office:value-type="float" office:value="0.0000149354865588482" calcext:value-type="float">
            <text:p>1,49E-05</text:p>
          </table:table-cell>
          <table:table-cell table:number-columns-repeated="2" office:value-type="float" office:value="0.00495543722457784" calcext:value-type="float">
            <text:p>0,0049554372245778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img1,jpg</text:p>
          </table:table-cell>
          <table:table-cell office:value-type="float" office:value="0.000106526997936039" calcext:value-type="float">
            <text:p>0,000106526997936039</text:p>
          </table:table-cell>
          <table:table-cell table:number-columns-repeated="2" office:value-type="float" office:value="0.000466499478461573" calcext:value-type="float">
            <text:p>0,00046649947846157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img2,jpg</text:p>
          </table:table-cell>
          <table:table-cell office:value-type="float" office:value="0.000234975987213285" calcext:value-type="float">
            <text:p>0,000234975987213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mg10,jpg</text:p>
          </table:table-cell>
          <table:table-cell office:value-type="float" office:value="0.00035702414221872" calcext:value-type="float">
            <text:p>0,00035702414221872</text:p>
          </table:table-cell>
          <table:table-cell table:number-columns-repeated="2" office:value-type="float" office:value="0.0339788493973679" calcext:value-type="float">
            <text:p>0,033978849397367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mg12,jpg</text:p>
          </table:table-cell>
          <table:table-cell office:value-type="float" office:value="0.000478729763489976" calcext:value-type="float">
            <text:p>0,000478729763489976</text:p>
          </table:table-cell>
          <table:table-cell table:number-columns-repeated="2" office:value-type="float" office:value="0.00575815541144994" calcext:value-type="float">
            <text:p>0,005758155411449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mg9,jpg</text:p>
          </table:table-cell>
          <table:table-cell office:value-type="float" office:value="0.000641600155781516" calcext:value-type="float">
            <text:p>0,000641600155781516</text:p>
          </table:table-cell>
          <table:table-cell table:number-columns-repeated="2" office:value-type="float" office:value="0.0266101792236388" calcext:value-type="float">
            <text:p>0,02661017922363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mg6,jpg</text:p>
          </table:table-cell>
          <table:table-cell office:value-type="float" office:value="0.000825500088744555" calcext:value-type="float">
            <text:p>0,000825500088744555</text:p>
          </table:table-cell>
          <table:table-cell table:number-columns-repeated="2" office:value-type="float" office:value="0.00275108118984481" calcext:value-type="float">
            <text:p>0,0027510811898448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img7,jpg</text:p>
          </table:table-cell>
          <table:table-cell office:value-type="float" office:value="0.00107511911391622" calcext:value-type="float">
            <text:p>0,00107511911391622</text:p>
          </table:table-cell>
          <table:table-cell table:number-columns-repeated="2" office:value-type="float" office:value="0.0369910587216138" calcext:value-type="float">
            <text:p>0,036991058721613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img5,jpg</text:p>
          </table:table-cell>
          <table:table-cell office:value-type="float" office:value="0.00107976321427866" calcext:value-type="float">
            <text:p>0,00107976321427866</text:p>
          </table:table-cell>
          <table:table-cell table:number-columns-repeated="2" office:value-type="float" office:value="0.0199636220951076" calcext:value-type="float">
            <text:p>0,01996362209510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mg8,jpg</text:p>
          </table:table-cell>
          <table:table-cell office:value-type="float" office:value="0.00112486156664998" calcext:value-type="float">
            <text:p>0,00112486156664998</text:p>
          </table:table-cell>
          <table:table-cell office:value-type="float" office:value="0" calcext:value-type="float">
            <text:p>0</text:p>
          </table:table-cell>
          <table:table-cell office:value-type="float" office:value="0.610349499513913" calcext:value-type="float">
            <text:p>0,6103494995139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mg4,jpg</text:p>
          </table:table-cell>
          <table:table-cell office:value-type="float" office:value="0.00123604222220714" calcext:value-type="float">
            <text:p>0,00123604222220714</text:p>
          </table:table-cell>
          <table:table-cell table:number-columns-repeated="2" office:value-type="float" office:value="0.025743152009445" calcext:value-type="float">
            <text:p>0,02574315200944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img11,jpg</text:p>
          </table:table-cell>
          <table:table-cell office:value-type="float" office:value="0.00141137559921045" calcext:value-type="float">
            <text:p>0,00141137559921045</text:p>
          </table:table-cell>
          <table:table-cell office:value-type="float" office:value="0" calcext:value-type="float">
            <text:p>0</text:p>
          </table:table-cell>
          <table:table-cell office:value-type="float" office:value="0.832232822633706" calcext:value-type="float">
            <text:p>0,83223282263370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mg3,jpg</text:p>
          </table:table-cell>
          <table:table-cell office:value-type="float" office:value="0.00152111003932626" calcext:value-type="float">
            <text:p>0,00152111003932626</text:p>
          </table:table-cell>
          <table:table-cell table:number-columns-repeated="2" office:value-type="float" office:value="0.00301336433264904" calcext:value-type="float">
            <text:p>0,0030133643326490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img13,jpg</text:p>
          </table:table-cell>
          <table:table-cell office:value-type="float" office:value="0.00207793312408757" calcext:value-type="float">
            <text:p>0,00207793312408757</text:p>
          </table:table-cell>
          <table:table-cell table:number-columns-repeated="2" office:value-type="float" office:value="0.0030341100338967" calcext:value-type="float">
            <text:p>0,0030341100338967</text:p>
          </table:table-cell>
          <table:table-cell office:value-type="float" office:value="123" calcext:value-type="float">
            <text:p>123</text:p>
          </table:table-cell>
        </table:table-row>
      </table:table>
      <table:table table:name="v_thresh(v_avg)" table:style-name="ta1">
        <table:shapes>
          <draw:frame draw:z-index="0" draw:style-name="gr1" draw:text-style-name="P1" svg:width="15.986cm" svg:height="8.988cm" svg:x="15.529cm" svg:y="0.882cm">
            <draw:object draw:notify-on-update-of-ranges="'v_thresh(v_avg)'.B2:'v_thresh(v_avg)'.B15 'v_thresh(v_avg)'.C2:'v_thresh(v_avg)'.C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mg</text:p>
          </table:table-cell>
          <table:table-cell office:value-type="string" calcext:value-type="string">
            <text:p>v_avg</text:p>
          </table:table-cell>
          <table:table-cell office:value-type="string" calcext:value-type="string">
            <text:p>v_thresh_val</text:p>
          </table:table-cell>
          <table:table-cell office:value-type="string" calcext:value-type="string">
            <text:p>v_thresh</text:p>
          </table:table-cell>
        </table:table-row>
        <table:table-row table:style-name="ro1">
          <table:table-cell office:value-type="string" calcext:value-type="string">
            <text:p>img1,jpg</text:p>
          </table:table-cell>
          <table:table-cell office:value-type="float" office:value="0.0645534006387172" calcext:value-type="float">
            <text:p>0,0645534006387172</text:p>
          </table:table-cell>
          <table:table-cell office:value-type="float" office:value="0.0201034782405119" calcext:value-type="float">
            <text:p>0,020103478240511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img5,jpg</text:p>
          </table:table-cell>
          <table:table-cell office:value-type="float" office:value="0.0766721897904539" calcext:value-type="float">
            <text:p>0,0766721897904539</text:p>
          </table:table-cell>
          <table:table-cell office:value-type="float" office:value="0.0106809471857422" calcext:value-type="float">
            <text:p>0,01068094718574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img4,jpg</text:p>
          </table:table-cell>
          <table:table-cell office:value-type="float" office:value="0.154214877664422" calcext:value-type="float">
            <text:p>0,154214877664422</text:p>
          </table:table-cell>
          <table:table-cell office:value-type="float" office:value="0.0528196236992489" calcext:value-type="float">
            <text:p>0,052819623699248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mg11,jpg</text:p>
          </table:table-cell>
          <table:table-cell office:value-type="float" office:value="0.161931082131445" calcext:value-type="float">
            <text:p>0,161931082131445</text:p>
          </table:table-cell>
          <table:table-cell office:value-type="float" office:value="0.00677433284394162" calcext:value-type="float">
            <text:p>0,0067743328439416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img0,jpg</text:p>
          </table:table-cell>
          <table:table-cell office:value-type="float" office:value="0.16364855099027" calcext:value-type="float">
            <text:p>0,16364855099027</text:p>
          </table:table-cell>
          <table:table-cell office:value-type="float" office:value="0.0050726686845624" calcext:value-type="float">
            <text:p>0,005072668684562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img3,jpg</text:p>
          </table:table-cell>
          <table:table-cell office:value-type="float" office:value="0.186545632543905" calcext:value-type="float">
            <text:p>0,186545632543905</text:p>
          </table:table-cell>
          <table:table-cell office:value-type="float" office:value="0.00477158855296304" calcext:value-type="float">
            <text:p>0,0047715885529630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img6,jpg</text:p>
          </table:table-cell>
          <table:table-cell office:value-type="float" office:value="0.202825494353338" calcext:value-type="float">
            <text:p>0,202825494353338</text:p>
          </table:table-cell>
          <table:table-cell office:value-type="float" office:value="0.0339665094543724" calcext:value-type="float">
            <text:p>0,03396650945437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img13,jpg</text:p>
          </table:table-cell>
          <table:table-cell office:value-type="float" office:value="0.238669864206394" calcext:value-type="float">
            <text:p>0,238669864206394</text:p>
          </table:table-cell>
          <table:table-cell office:value-type="float" office:value="0.361535837393903" calcext:value-type="float">
            <text:p>0,3615358373939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img12,jpg</text:p>
          </table:table-cell>
          <table:table-cell office:value-type="float" office:value="0.316682317810551" calcext:value-type="float">
            <text:p>0,316682317810551</text:p>
          </table:table-cell>
          <table:table-cell office:value-type="float" office:value="0.0299083225802093" calcext:value-type="float">
            <text:p>0,02990832258020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img9,jpg</text:p>
          </table:table-cell>
          <table:table-cell office:value-type="float" office:value="0.326764353233137" calcext:value-type="float">
            <text:p>0,326764353233137</text:p>
          </table:table-cell>
          <table:table-cell office:value-type="float" office:value="0.0744987870507208" calcext:value-type="float">
            <text:p>0,07449878705072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mg7,jpg</text:p>
          </table:table-cell>
          <table:table-cell office:value-type="float" office:value="0.346076325057033" calcext:value-type="float">
            <text:p>0,346076325057033</text:p>
          </table:table-cell>
          <table:table-cell office:value-type="float" office:value="0.144883238462277" calcext:value-type="float">
            <text:p>0,14488323846227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mg8,jpg</text:p>
          </table:table-cell>
          <table:table-cell office:value-type="float" office:value="0.347729649933607" calcext:value-type="float">
            <text:p>0,347729649933607</text:p>
          </table:table-cell>
          <table:table-cell office:value-type="float" office:value="0.156057357773937" calcext:value-type="float">
            <text:p>0,1560573577739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mg2,jpg</text:p>
          </table:table-cell>
          <table:table-cell office:value-type="float" office:value="0.348026550249465" calcext:value-type="float">
            <text:p>0,348026550249465</text:p>
          </table:table-cell>
          <table:table-cell office:value-type="float" office:value="0.0305149679258731" calcext:value-type="float">
            <text:p>0,0305149679258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mg10,jpg</text:p>
          </table:table-cell>
          <table:table-cell office:value-type="float" office:value="0.509998694403342" calcext:value-type="float">
            <text:p>0,509998694403342</text:p>
          </table:table-cell>
          <table:table-cell office:value-type="float" office:value="0.216304726259901" calcext:value-type="float">
            <text:p>0,216304726259901</text:p>
          </table:table-cell>
          <table:table-cell office:value-type="float" office:value="36" calcext:value-type="float">
            <text:p>36</text:p>
          </table:table-cell>
        </table:table-row>
      </table:table>
      <table:table table:name="v_thresh(v_med)" table:style-name="ta1">
        <table:shapes>
          <draw:frame draw:z-index="0" draw:style-name="gr1" draw:text-style-name="P1" svg:width="15.986cm" svg:height="8.988cm" svg:x="16.701cm" svg:y="0.301cm">
            <draw:object draw:notify-on-update-of-ranges="'v_thresh(v_med)'.B2:'v_thresh(v_med)'.B15 'v_thresh(v_med)'.D2:'v_thresh(v_med)'.D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35.299cm" svg:height="8.988cm" svg:x="3.004cm" svg:y="9.677cm">
            <draw:object draw:notify-on-update-of-ranges="'v_thresh(v_med)'.B2:'v_thresh(v_med)'.B15 'v_thresh(v_med)'.C2:'v_thresh(v_med)'.C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mg</text:p>
          </table:table-cell>
          <table:table-cell office:value-type="string" calcext:value-type="string">
            <text:p>v_med</text:p>
          </table:table-cell>
          <table:table-cell office:value-type="string" calcext:value-type="string">
            <text:p>v_thresh_val</text:p>
          </table:table-cell>
          <table:table-cell office:value-type="string" calcext:value-type="string">
            <text:p>v_thresh_val_org</text:p>
          </table:table-cell>
          <table:table-cell office:value-type="string" calcext:value-type="string">
            <text:p>v_thresh</text:p>
          </table:table-cell>
        </table:table-row>
        <table:table-row table:style-name="ro1">
          <table:table-cell office:value-type="string" calcext:value-type="string">
            <text:p>img1,jpg</text:p>
          </table:table-cell>
          <table:table-cell office:value-type="float" office:value="0.000910289020206764" calcext:value-type="float">
            <text:p>0,000910289020206764</text:p>
          </table:table-cell>
          <table:table-cell table:number-columns-repeated="2" office:value-type="float" office:value="0.0201034782405119" calcext:value-type="float">
            <text:p>0,020103478240511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img0,jpg</text:p>
          </table:table-cell>
          <table:table-cell office:value-type="float" office:value="0.00368318338762101" calcext:value-type="float">
            <text:p>0,00368318338762101</text:p>
          </table:table-cell>
          <table:table-cell table:number-columns-repeated="2" office:value-type="float" office:value="0.0050726686845624" calcext:value-type="float">
            <text:p>0,005072668684562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img4,jpg</text:p>
          </table:table-cell>
          <table:table-cell office:value-type="float" office:value="0.00642027378692521" calcext:value-type="float">
            <text:p>0,00642027378692521</text:p>
          </table:table-cell>
          <table:table-cell table:number-columns-repeated="2" office:value-type="float" office:value="0.0528196236992489" calcext:value-type="float">
            <text:p>0,052819623699248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mg3,jpg</text:p>
          </table:table-cell>
          <table:table-cell office:value-type="float" office:value="0.00661416194747671" calcext:value-type="float">
            <text:p>0,00661416194747671</text:p>
          </table:table-cell>
          <table:table-cell table:number-columns-repeated="2" office:value-type="float" office:value="0.00477158855296304" calcext:value-type="float">
            <text:p>0,0047715885529630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img5,jpg</text:p>
          </table:table-cell>
          <table:table-cell office:value-type="float" office:value="0.0111667421802545" calcext:value-type="float">
            <text:p>0,0111667421802545</text:p>
          </table:table-cell>
          <table:table-cell table:number-columns-repeated="2" office:value-type="float" office:value="0.0106809471857422" calcext:value-type="float">
            <text:p>0,01068094718574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img6,jpg</text:p>
          </table:table-cell>
          <table:table-cell office:value-type="float" office:value="0.0297628834754013" calcext:value-type="float">
            <text:p>0,0297628834754013</text:p>
          </table:table-cell>
          <table:table-cell table:number-columns-repeated="2" office:value-type="float" office:value="0.0339665094543724" calcext:value-type="float">
            <text:p>0,03396650945437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img11,jpg</text:p>
          </table:table-cell>
          <table:table-cell office:value-type="float" office:value="0.031983763710165" calcext:value-type="float">
            <text:p>0,031983763710165</text:p>
          </table:table-cell>
          <table:table-cell table:number-columns-repeated="2" office:value-type="float" office:value="0.00677433284394162" calcext:value-type="float">
            <text:p>0,0067743328439416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img12,jpg</text:p>
          </table:table-cell>
          <table:table-cell office:value-type="float" office:value="0.0888669697809065" calcext:value-type="float">
            <text:p>0,0888669697809065</text:p>
          </table:table-cell>
          <table:table-cell table:number-columns-repeated="2" office:value-type="float" office:value="0.0299083225802093" calcext:value-type="float">
            <text:p>0,02990832258020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img2,jpg</text:p>
          </table:table-cell>
          <table:table-cell office:value-type="float" office:value="0.122475647422191" calcext:value-type="float">
            <text:p>0,122475647422191</text:p>
          </table:table-cell>
          <table:table-cell table:number-columns-repeated="2" office:value-type="float" office:value="0.0305149679258731" calcext:value-type="float">
            <text:p>0,0305149679258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mg9,jpg</text:p>
          </table:table-cell>
          <table:table-cell office:value-type="float" office:value="0.170332236566935" calcext:value-type="float">
            <text:p>0,170332236566935</text:p>
          </table:table-cell>
          <table:table-cell table:number-columns-repeated="2" office:value-type="float" office:value="0.0744987870507208" calcext:value-type="float">
            <text:p>0,07449878705072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mg13,jpg</text:p>
          </table:table-cell>
          <table:table-cell office:value-type="float" office:value="0.216187799451123" calcext:value-type="float">
            <text:p>0,216187799451123</text:p>
          </table:table-cell>
          <table:table-cell office:value-type="float" office:value="0.12" calcext:value-type="float">
            <text:p>0,12</text:p>
          </table:table-cell>
          <table:table-cell office:value-type="float" office:value="0.361535837393903" calcext:value-type="float">
            <text:p>0,3615358373939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img7,jpg</text:p>
          </table:table-cell>
          <table:table-cell office:value-type="float" office:value="0.292989139663485" calcext:value-type="float">
            <text:p>0,292989139663485</text:p>
          </table:table-cell>
          <table:table-cell table:number-columns-repeated="2" office:value-type="float" office:value="0.144883238462277" calcext:value-type="float">
            <text:p>0,14488323846227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mg8,jpg</text:p>
          </table:table-cell>
          <table:table-cell office:value-type="float" office:value="0.305913073151191" calcext:value-type="float">
            <text:p>0,305913073151191</text:p>
          </table:table-cell>
          <table:table-cell table:number-columns-repeated="2" office:value-type="float" office:value="0.156057357773937" calcext:value-type="float">
            <text:p>0,1560573577739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mg10,jpg</text:p>
          </table:table-cell>
          <table:table-cell office:value-type="float" office:value="0.543090129689268" calcext:value-type="float">
            <text:p>0,543090129689268</text:p>
          </table:table-cell>
          <table:table-cell table:number-columns-repeated="2" office:value-type="float" office:value="0.216304726259901" calcext:value-type="float">
            <text:p>0,216304726259901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  <table:database-ranges>
        <table:database-range table:name="__Anonymous_Sheet_DB__0" table:target-range-address="'s_thresh(s_avg)'.A1:'s_thresh(s_avg)'.D15">
          <table:sort>
            <table:sort-by table:field-number="1" table:data-type="automatic"/>
          </table:sort>
        </table:database-range>
        <table:database-range table:name="__Anonymous_Sheet_DB__1" table:target-range-address="'s_thresh(s_med)'.A1:'s_thresh(s_med)'.E15">
          <table:sort>
            <table:sort-by table:field-number="1" table:data-type="automatic"/>
          </table:sort>
        </table:database-range>
        <table:database-range table:name="__Anonymous_Sheet_DB__2" table:target-range-address="'v_thresh(v_avg)'.A1:'v_thresh(v_avg)'.D15">
          <table:sort>
            <table:sort-by table:field-number="1" table:data-type="automatic"/>
          </table:sort>
        </table:database-range>
        <table:database-range table:name="__Anonymous_Sheet_DB__3" table:target-range-address="'v_thresh(v_med)'.A1:'v_thresh(v_med)'.C1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1T18:26:45.404975734</dc:date>
    <meta:editing-duration>PT4H1M58S</meta:editing-duration>
    <meta:editing-cycles>12</meta:editing-cycles>
    <meta:generator>LibreOffice/7.3.2.2$Linux_X86_64 LibreOffice_project/30$Build-2</meta:generator>
    <meta:document-statistic meta:table-count="4" meta:cell-count="27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8.989cm" xlink:href=".." xlink:type="simple" chart:class="chart:scatter" chart:style-name="ch1">
        <chart:plot-area chart:style-name="ch2" table:cell-range-address="'s_thresh(s_avg)'.B2:'s_thresh(s_avg)'.C15" svg:x="0.319cm" svg:y="0.179cm" svg:width="15.349cm" svg:height="8.631cm">
          <chart:coordinate-region svg:x="1.057cm" svg:y="0.382cm" svg:width="14.271cm" svg:height="7.77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s_thresh(s_avg)'.C2:'s_thresh(s_avg)'.C15" chart:class="chart:scatter">
            <chart:domain table:cell-range-address="'s_thresh(s_avg)'.B2:'s_thresh(s_avg)'.B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08060542843827">
                <text:p>0.0208060542843827</text:p>
                <draw:g>
                  <svg:desc>'s_thresh(s_avg)'.B2:'s_thresh(s_avg)'.B15</svg:desc>
                </draw:g>
              </table:table-cell>
              <table:table-cell office:value-type="float" office:value="0.000466499478461573">
                <text:p>0.000466499478461573</text:p>
                <draw:g>
                  <svg:desc>'s_thresh(s_avg)'.C2:'s_thresh(s_avg)'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680125882102">
                <text:p>0.032680125882102</text:p>
              </table:table-cell>
              <table:table-cell office:value-type="float" office:value="0.0030341100338967">
                <text:p>0.0030341100338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68474174971583">
                <text:p>0.0368474174971583</text:p>
              </table:table-cell>
              <table:table-cell office:value-type="float" office:value="0.00495543722457784">
                <text:p>0.00495543722457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11871385416722">
                <text:p>0.0411871385416722</text:p>
              </table:table-cell>
              <table:table-cell office:value-type="float" office:value="0.00275108118984481">
                <text:p>0.00275108118984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41079744394876">
                <text:p>0.0441079744394876</text:p>
              </table:table-cell>
              <table:table-cell office:value-type="float" office:value="0.0199636220951076">
                <text:p>0.0199636220951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83109960464857">
                <text:p>0.0483109960464857</text:p>
              </table:table-cell>
              <table:table-cell office:value-type="float" office:value="0.00575815541144994">
                <text:p>0.00575815541144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88431126045681">
                <text:p>0.0688431126045681</text:p>
              </table:table-cell>
              <table:table-cell office:value-type="float" office:value="0.832232822633706">
                <text:p>0.832232822633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0597742159309">
                <text:p>0.090597742159309</text:p>
              </table:table-cell>
              <table:table-cell office:value-type="float" office:value="0.610349499513913">
                <text:p>0.6103494995139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06406627065157">
                <text:p>0.0906406627065157</text:p>
              </table:table-cell>
              <table:table-cell office:value-type="float" office:value="0.0369910587216138">
                <text:p>0.0369910587216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66152209937919">
                <text:p>0.0966152209937919</text:p>
              </table:table-cell>
              <table:table-cell office:value-type="float" office:value="0.00301336433264904">
                <text:p>0.00301336433264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6019175052077">
                <text:p>0.106019175052077</text:p>
              </table:table-cell>
              <table:table-cell office:value-type="float" office:value="0.025743152009445">
                <text:p>0.025743152009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7023374716959">
                <text:p>0.117023374716959</text:p>
              </table:table-cell>
              <table:table-cell office:value-type="float" office:value="0.0266101792236388">
                <text:p>0.02661017922363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7802132626981">
                <text:p>0.117802132626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4271609193987">
                <text:p>0.144271609193987</text:p>
              </table:table-cell>
              <table:table-cell office:value-type="float" office:value="0.0339788493973679">
                <text:p>0.03397884939736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89cm" xlink:href=".." xlink:type="simple" chart:class="chart:scatter" chart:style-name="ch1">
        <chart:plot-area chart:style-name="ch2" table:cell-range-address="'s_thresh(s_med)'.B2:'s_thresh(s_med)'.B15 's_thresh(s_med)'.D2:'s_thresh(s_med)'.D15" svg:x="0.319cm" svg:y="0.179cm" svg:width="15.349cm" svg:height="8.631cm">
          <chart:coordinate-region svg:x="1.071cm" svg:y="0.382cm" svg:width="13.886cm" svg:height="7.77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s_thresh(s_med)'.D2:'s_thresh(s_med)'.D15" chart:class="chart:scatter">
            <chart:domain table:cell-range-address="'s_thresh(s_med)'.B2:'s_thresh(s_med)'.B15"/>
            <chart:data-point chart:repeated="2"/>
            <chart:data-point chart:style-name="ch7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49354865588482">
                <text:p>0.0000149354865588482</text:p>
                <draw:g>
                  <svg:desc>'s_thresh(s_med)'.B2:'s_thresh(s_med)'.B15</svg:desc>
                </draw:g>
              </table:table-cell>
              <table:table-cell office:value-type="float" office:value="0.00495543722457784">
                <text:p>0.00495543722457784</text:p>
                <draw:g>
                  <svg:desc>'s_thresh(s_med)'.D2:'s_thresh(s_med)'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06526997936039">
                <text:p>0.000106526997936039</text:p>
              </table:table-cell>
              <table:table-cell office:value-type="float" office:value="0.000466499478461573">
                <text:p>0.000466499478461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34975987213285">
                <text:p>0.000234975987213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5702414221872">
                <text:p>0.00035702414221872</text:p>
              </table:table-cell>
              <table:table-cell office:value-type="float" office:value="0.0339788493973679">
                <text:p>0.0339788493973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478729763489976">
                <text:p>0.000478729763489976</text:p>
              </table:table-cell>
              <table:table-cell office:value-type="float" office:value="0.00575815541144994">
                <text:p>0.00575815541144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41600155781516">
                <text:p>0.000641600155781516</text:p>
              </table:table-cell>
              <table:table-cell office:value-type="float" office:value="0.0266101792236388">
                <text:p>0.0266101792236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825500088744555">
                <text:p>0.000825500088744555</text:p>
              </table:table-cell>
              <table:table-cell office:value-type="float" office:value="0.00275108118984481">
                <text:p>0.002751081189844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07511911391622">
                <text:p>0.00107511911391622</text:p>
              </table:table-cell>
              <table:table-cell office:value-type="float" office:value="0.0369910587216138">
                <text:p>0.0369910587216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07976321427866">
                <text:p>0.00107976321427866</text:p>
              </table:table-cell>
              <table:table-cell office:value-type="float" office:value="0.0199636220951076">
                <text:p>0.01996362209510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12486156664998">
                <text:p>0.00112486156664998</text:p>
              </table:table-cell>
              <table:table-cell office:value-type="float" office:value="0.610349499513913">
                <text:p>0.6103494995139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23604222220714">
                <text:p>0.00123604222220714</text:p>
              </table:table-cell>
              <table:table-cell office:value-type="float" office:value="0.025743152009445">
                <text:p>0.025743152009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41137559921045">
                <text:p>0.00141137559921045</text:p>
              </table:table-cell>
              <table:table-cell office:value-type="float" office:value="0.832232822633706">
                <text:p>0.832232822633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52111003932626">
                <text:p>0.00152111003932626</text:p>
              </table:table-cell>
              <table:table-cell office:value-type="float" office:value="0.00301336433264904">
                <text:p>0.00301336433264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07793312408757">
                <text:p>0.00207793312408757</text:p>
              </table:table-cell>
              <table:table-cell office:value-type="float" office:value="0.0030341100338967">
                <text:p>0.00303411003389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8.989cm" xlink:href=".." xlink:type="simple" chart:class="chart:scatter" chart:style-name="ch1">
        <chart:plot-area chart:style-name="ch2" table:cell-range-address="'v_thresh(v_avg)'.B2:'v_thresh(v_avg)'.C15" svg:x="0.319cm" svg:y="0.179cm" svg:width="15.349cm" svg:height="8.631cm">
          <chart:coordinate-region svg:x="1.247cm" svg:y="0.381cm" svg:width="14.176cm" svg:height="7.77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v_thresh(v_avg)'.C2:'v_thresh(v_avg)'.C15" chart:class="chart:scatter">
            <chart:domain table:cell-range-address="'v_thresh(v_avg)'.B2:'v_thresh(v_avg)'.B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45534006387172">
                <text:p>0.0645534006387172</text:p>
                <draw:g>
                  <svg:desc>'v_thresh(v_avg)'.B2:'v_thresh(v_avg)'.B15</svg:desc>
                </draw:g>
              </table:table-cell>
              <table:table-cell office:value-type="float" office:value="0.0201034782405119">
                <text:p>0.0201034782405119</text:p>
                <draw:g>
                  <svg:desc>'v_thresh(v_avg)'.C2:'v_thresh(v_avg)'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66721897904539">
                <text:p>0.0766721897904539</text:p>
              </table:table-cell>
              <table:table-cell office:value-type="float" office:value="0.0106809471857422">
                <text:p>0.0106809471857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4214877664422">
                <text:p>0.154214877664422</text:p>
              </table:table-cell>
              <table:table-cell office:value-type="float" office:value="0.0528196236992489">
                <text:p>0.0528196236992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1931082131445">
                <text:p>0.161931082131445</text:p>
              </table:table-cell>
              <table:table-cell office:value-type="float" office:value="0.00677433284394162">
                <text:p>0.00677433284394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364855099027">
                <text:p>0.16364855099027</text:p>
              </table:table-cell>
              <table:table-cell office:value-type="float" office:value="0.0050726686845624">
                <text:p>0.0050726686845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6545632543905">
                <text:p>0.186545632543905</text:p>
              </table:table-cell>
              <table:table-cell office:value-type="float" office:value="0.00477158855296304">
                <text:p>0.00477158855296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2825494353338">
                <text:p>0.202825494353338</text:p>
              </table:table-cell>
              <table:table-cell office:value-type="float" office:value="0.0339665094543724">
                <text:p>0.03396650945437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8669864206394">
                <text:p>0.238669864206394</text:p>
              </table:table-cell>
              <table:table-cell office:value-type="float" office:value="0.361535837393903">
                <text:p>0.361535837393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6682317810551">
                <text:p>0.316682317810551</text:p>
              </table:table-cell>
              <table:table-cell office:value-type="float" office:value="0.0299083225802093">
                <text:p>0.0299083225802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6764353233137">
                <text:p>0.326764353233137</text:p>
              </table:table-cell>
              <table:table-cell office:value-type="float" office:value="0.0744987870507208">
                <text:p>0.0744987870507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6076325057033">
                <text:p>0.346076325057033</text:p>
              </table:table-cell>
              <table:table-cell office:value-type="float" office:value="0.144883238462277">
                <text:p>0.144883238462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7729649933607">
                <text:p>0.347729649933607</text:p>
              </table:table-cell>
              <table:table-cell office:value-type="float" office:value="0.156057357773937">
                <text:p>0.1560573577739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8026550249465">
                <text:p>0.348026550249465</text:p>
              </table:table-cell>
              <table:table-cell office:value-type="float" office:value="0.0305149679258731">
                <text:p>0.03051496792587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9998694403342">
                <text:p>0.509998694403342</text:p>
              </table:table-cell>
              <table:table-cell office:value-type="float" office:value="0.216304726259901">
                <text:p>0.2163047262599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8.989cm" xlink:href=".." xlink:type="simple" chart:class="chart:scatter" chart:style-name="ch1">
        <chart:plot-area chart:style-name="ch2" table:cell-range-address="'v_thresh(v_med)'.B2:'v_thresh(v_med)'.B15 'v_thresh(v_med)'.D2:'v_thresh(v_med)'.D15" svg:x="0.319cm" svg:y="0.179cm" svg:width="15.349cm" svg:height="8.631cm">
          <chart:coordinate-region svg:x="1.247cm" svg:y="0.381cm" svg:width="14.176cm" svg:height="7.77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v_thresh(v_med)'.D2:'v_thresh(v_med)'.D15" chart:class="chart:scatter">
            <chart:domain table:cell-range-address="'v_thresh(v_med)'.B2:'v_thresh(v_med)'.B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10289020206764">
                <text:p>0.000910289020206764</text:p>
                <draw:g>
                  <svg:desc>'v_thresh(v_med)'.B2:'v_thresh(v_med)'.B15</svg:desc>
                </draw:g>
              </table:table-cell>
              <table:table-cell office:value-type="float" office:value="0.0201034782405119">
                <text:p>0.0201034782405119</text:p>
                <draw:g>
                  <svg:desc>'v_thresh(v_med)'.D2:'v_thresh(v_med)'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68318338762101">
                <text:p>0.00368318338762101</text:p>
              </table:table-cell>
              <table:table-cell office:value-type="float" office:value="0.0050726686845624">
                <text:p>0.0050726686845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42027378692521">
                <text:p>0.00642027378692521</text:p>
              </table:table-cell>
              <table:table-cell office:value-type="float" office:value="0.0528196236992489">
                <text:p>0.0528196236992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61416194747671">
                <text:p>0.00661416194747671</text:p>
              </table:table-cell>
              <table:table-cell office:value-type="float" office:value="0.00477158855296304">
                <text:p>0.00477158855296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1667421802545">
                <text:p>0.0111667421802545</text:p>
              </table:table-cell>
              <table:table-cell office:value-type="float" office:value="0.0106809471857422">
                <text:p>0.0106809471857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7628834754013">
                <text:p>0.0297628834754013</text:p>
              </table:table-cell>
              <table:table-cell office:value-type="float" office:value="0.0339665094543724">
                <text:p>0.0339665094543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983763710165">
                <text:p>0.031983763710165</text:p>
              </table:table-cell>
              <table:table-cell office:value-type="float" office:value="0.00677433284394162">
                <text:p>0.00677433284394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88669697809065">
                <text:p>0.0888669697809065</text:p>
              </table:table-cell>
              <table:table-cell office:value-type="float" office:value="0.0299083225802093">
                <text:p>0.0299083225802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2475647422191">
                <text:p>0.122475647422191</text:p>
              </table:table-cell>
              <table:table-cell office:value-type="float" office:value="0.0305149679258731">
                <text:p>0.0305149679258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0332236566935">
                <text:p>0.170332236566935</text:p>
              </table:table-cell>
              <table:table-cell office:value-type="float" office:value="0.0744987870507208">
                <text:p>0.0744987870507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6187799451123">
                <text:p>0.216187799451123</text:p>
              </table:table-cell>
              <table:table-cell office:value-type="float" office:value="0.361535837393903">
                <text:p>0.361535837393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2989139663485">
                <text:p>0.292989139663485</text:p>
              </table:table-cell>
              <table:table-cell office:value-type="float" office:value="0.144883238462277">
                <text:p>0.144883238462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5913073151191">
                <text:p>0.305913073151191</text:p>
              </table:table-cell>
              <table:table-cell office:value-type="float" office:value="0.156057357773937">
                <text:p>0.1560573577739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3090129689268">
                <text:p>0.543090129689268</text:p>
              </table:table-cell>
              <table:table-cell office:value-type="float" office:value="0.216304726259901">
                <text:p>0.2163047262599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6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8.989cm" xlink:href=".." xlink:type="simple" chart:class="chart:scatter" chart:style-name="ch1">
        <chart:plot-area chart:style-name="ch2" table:cell-range-address="'s_thresh(s_med)'.B2:'s_thresh(s_med)'.C15" svg:x="0.319cm" svg:y="0.179cm" svg:width="15.349cm" svg:height="8.631cm">
          <chart:coordinate-region svg:x="1.438cm" svg:y="0.381cm" svg:width="13.519cm" svg:height="7.77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s_thresh(s_med)'.C2:'s_thresh(s_med)'.C15" chart:class="chart:scatter">
            <chart:domain table:cell-range-address="'s_thresh(s_med)'.B2:'s_thresh(s_med)'.B15"/>
            <chart:regression-curve chart:style-name="ch7">
              <chart:equation chart:display-equation="true" chart:display-r-square="false"/>
            </chart:regression-curve>
            <chart:data-point chart:repeated="2"/>
            <chart:data-point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49354865588482">
                <text:p>0.0000149354865588482</text:p>
                <draw:g>
                  <svg:desc>'s_thresh(s_med)'.B2:'s_thresh(s_med)'.B15</svg:desc>
                </draw:g>
              </table:table-cell>
              <table:table-cell office:value-type="float" office:value="0.00495543722457784">
                <text:p>0.00495543722457784</text:p>
                <draw:g>
                  <svg:desc>'s_thresh(s_med)'.C2:'s_thresh(s_med)'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06526997936039">
                <text:p>0.000106526997936039</text:p>
              </table:table-cell>
              <table:table-cell office:value-type="float" office:value="0.000466499478461573">
                <text:p>0.000466499478461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34975987213285">
                <text:p>0.000234975987213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5702414221872">
                <text:p>0.00035702414221872</text:p>
              </table:table-cell>
              <table:table-cell office:value-type="float" office:value="0.0339788493973679">
                <text:p>0.0339788493973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478729763489976">
                <text:p>0.000478729763489976</text:p>
              </table:table-cell>
              <table:table-cell office:value-type="float" office:value="0.00575815541144994">
                <text:p>0.00575815541144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41600155781516">
                <text:p>0.000641600155781516</text:p>
              </table:table-cell>
              <table:table-cell office:value-type="float" office:value="0.0266101792236388">
                <text:p>0.0266101792236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825500088744555">
                <text:p>0.000825500088744555</text:p>
              </table:table-cell>
              <table:table-cell office:value-type="float" office:value="0.00275108118984481">
                <text:p>0.002751081189844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07511911391622">
                <text:p>0.00107511911391622</text:p>
              </table:table-cell>
              <table:table-cell office:value-type="float" office:value="0.0369910587216138">
                <text:p>0.0369910587216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07976321427866">
                <text:p>0.00107976321427866</text:p>
              </table:table-cell>
              <table:table-cell office:value-type="float" office:value="0.0199636220951076">
                <text:p>0.01996362209510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12486156664998">
                <text:p>0.00112486156664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23604222220714">
                <text:p>0.00123604222220714</text:p>
              </table:table-cell>
              <table:table-cell office:value-type="float" office:value="0.025743152009445">
                <text:p>0.025743152009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41137559921045">
                <text:p>0.0014113755992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52111003932626">
                <text:p>0.00152111003932626</text:p>
              </table:table-cell>
              <table:table-cell office:value-type="float" office:value="0.00301336433264904">
                <text:p>0.00301336433264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07793312408757">
                <text:p>0.00207793312408757</text:p>
              </table:table-cell>
              <table:table-cell office:value-type="float" office:value="0.0030341100338967">
                <text:p>0.00303411003389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moving-type="prior" chart:regression-name="" chart:regression-max-degree="3" chart:regression-force-intercept="false" chart:regression-intercept-value="0" chart:regression-period="4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3cm" svg:height="8.989cm" xlink:href=".." xlink:type="simple" chart:class="chart:scatter" chart:style-name="ch1">
        <chart:plot-area chart:style-name="ch2" table:cell-range-address="'v_thresh(v_med)'.B2:'v_thresh(v_med)'.C15" svg:x="0.706cm" svg:y="0.179cm" svg:width="33.888cm" svg:height="8.631cm">
          <chart:coordinate-region svg:x="1.634cm" svg:y="0.381cm" svg:width="32.715cm" svg:height="7.77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v_thresh(v_med)'.C2:'v_thresh(v_med)'.C15" chart:class="chart:scatter">
            <chart:domain table:cell-range-address="'v_thresh(v_med)'.B2:'v_thresh(v_med)'.B15"/>
            <chart:regression-curve chart:style-name="ch7">
              <chart:equation chart:display-equation="true" chart:display-r-square="false"/>
            </chart:regression-curve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10289020206764">
                <text:p>0.000910289020206764</text:p>
                <draw:g>
                  <svg:desc>'v_thresh(v_med)'.B2:'v_thresh(v_med)'.B15</svg:desc>
                </draw:g>
              </table:table-cell>
              <table:table-cell office:value-type="float" office:value="0.0201034782405119">
                <text:p>0.0201034782405119</text:p>
                <draw:g>
                  <svg:desc>'v_thresh(v_med)'.C2:'v_thresh(v_med)'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68318338762101">
                <text:p>0.00368318338762101</text:p>
              </table:table-cell>
              <table:table-cell office:value-type="float" office:value="0.0050726686845624">
                <text:p>0.0050726686845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42027378692521">
                <text:p>0.00642027378692521</text:p>
              </table:table-cell>
              <table:table-cell office:value-type="float" office:value="0.0528196236992489">
                <text:p>0.0528196236992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61416194747671">
                <text:p>0.00661416194747671</text:p>
              </table:table-cell>
              <table:table-cell office:value-type="float" office:value="0.00477158855296304">
                <text:p>0.00477158855296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1667421802545">
                <text:p>0.0111667421802545</text:p>
              </table:table-cell>
              <table:table-cell office:value-type="float" office:value="0.0106809471857422">
                <text:p>0.0106809471857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7628834754013">
                <text:p>0.0297628834754013</text:p>
              </table:table-cell>
              <table:table-cell office:value-type="float" office:value="0.0339665094543724">
                <text:p>0.0339665094543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983763710165">
                <text:p>0.031983763710165</text:p>
              </table:table-cell>
              <table:table-cell office:value-type="float" office:value="0.00677433284394162">
                <text:p>0.00677433284394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88669697809065">
                <text:p>0.0888669697809065</text:p>
              </table:table-cell>
              <table:table-cell office:value-type="float" office:value="0.0299083225802093">
                <text:p>0.0299083225802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2475647422191">
                <text:p>0.122475647422191</text:p>
              </table:table-cell>
              <table:table-cell office:value-type="float" office:value="0.0305149679258731">
                <text:p>0.0305149679258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0332236566935">
                <text:p>0.170332236566935</text:p>
              </table:table-cell>
              <table:table-cell office:value-type="float" office:value="0.0744987870507208">
                <text:p>0.0744987870507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6187799451123">
                <text:p>0.21618779945112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2989139663485">
                <text:p>0.292989139663485</text:p>
              </table:table-cell>
              <table:table-cell office:value-type="float" office:value="0.144883238462277">
                <text:p>0.144883238462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5913073151191">
                <text:p>0.305913073151191</text:p>
              </table:table-cell>
              <table:table-cell office:value-type="float" office:value="0.156057357773937">
                <text:p>0.1560573577739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3090129689268">
                <text:p>0.543090129689268</text:p>
              </table:table-cell>
              <table:table-cell office:value-type="float" office:value="0.216304726259901">
                <text:p>0.2163047262599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